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2100000022E1D1EF70320E4A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0.873cm" svg:height="0.9cm" draw:z-index="0"><draw:image xlink:href="Pictures/100002010000002100000022E1D1EF70320E4A4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09:40:28.357472615</meta:creation-date>
    <dc:date>2019-02-04T09:41:08.623995899</dc:date>
    <meta:editing-duration>PT4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1.2.1$Linux_X86_64 LibreOffice_project/10$Build-1</meta:generator>
  </office:meta>
</office:document-meta>
</file>